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4901" officeooo:paragraph-rsid="001e4901"/>
    </style:style>
    <style:style style:name="P2" style:family="paragraph" style:parent-style-name="Standard">
      <style:text-properties officeooo:rsid="001ee853" officeooo:paragraph-rsid="001ee853"/>
    </style:style>
    <style:style style:name="P3" style:family="paragraph" style:parent-style-name="Standard">
      <style:text-properties fo:font-weight="normal" officeooo:rsid="00228096" officeooo:paragraph-rsid="00228096" style:font-weight-asian="normal" style:font-weight-complex="normal"/>
    </style:style>
    <style:style style:name="P4" style:family="paragraph" style:parent-style-name="Standard">
      <style:text-properties fo:font-weight="normal" officeooo:rsid="00258f25" officeooo:paragraph-rsid="00258f25" style:font-weight-asian="normal" style:font-weight-complex="normal"/>
    </style:style>
    <style:style style:name="P5" style:family="paragraph" style:parent-style-name="Standard">
      <style:text-properties fo:font-weight="bold" officeooo:rsid="001ee853" officeooo:paragraph-rsid="001ee853" style:font-weight-asian="bold" style:font-weight-complex="bold"/>
    </style:style>
    <style:style style:name="P6" style:family="paragraph" style:parent-style-name="Standard">
      <style:text-properties fo:font-weight="normal" officeooo:rsid="00258f25" officeooo:paragraph-rsid="00258f25" style:font-weight-asian="normal" style:font-weight-complex="normal"/>
    </style:style>
    <style:style style:name="P7" style:family="paragraph" style:parent-style-name="Standard">
      <style:text-properties fo:font-weight="normal" officeooo:rsid="002830cd" officeooo:paragraph-rsid="002830c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ing Booking App in react also using Mongo Db and admin panel in this app</text:p>
      <text:p text:style-name="P1"/>
      <text:p text:style-name="P1">first create new and open it in Vcode, open new folder “api”</text:p>
      <text:p text:style-name="P1"><text:tab/>run command in path api folder <text:s text:c="2"/>: BookingApp$ npm init -y</text:p>
      <text:p text:style-name="P1"><text:tab/>after running this Command there is package.json file created in api folder</text:p>
      <text:p text:style-name="P1"/>
      <text:p text:style-name="P2">after it run command for creating node_modules</text:p>
      <text:p text:style-name="P2"><text:tab/><text:span text:style-name="T1">BookingApp$ yarn add express<text:tab/>or<text:tab/>BookingApp$ npm add express <text:tab/></text:span></text:p>
      <text:p text:style-name="P5"/>
      <text:p text:style-name="P3">some initial steps commit on git</text:p>
      <text:p text:style-name="P3">now time to create DB on MongoDB</text:p>
      <text:p text:style-name="P3"/>
      <text:p text:style-name="P3"/>
      <text:p text:style-name="P3">BookingApp$ yarn add mongoose</text:p>
      <text:p text:style-name="P3"/>
      <text:p text:style-name="P3"/>
      <text:p text:style-name="P3"/>
      <text:p text:style-name="P4">yarn <text:s/>add bcryptjs formaking password encrypt</text:p>
      <text:p text:style-name="P4"/>
      <text:p text:style-name="P4"/>
      <text:p text:style-name="P7">for generating random numbers</text:p>
      <text:p text:style-name="P7"><text:tab/>openssl rand -base64 32</text:p>
      <text:p text:style-name="P7">for json web token</text:p>
      <text:p text:style-name="P7"><text:tab/>yarn add jsonwebtoken</text:p>
      <text:p text:style-name="P7">for cookies</text:p>
      <text:p text:style-name="P7"><text:tab/>yarn add cookie-parser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8T18:47:52.911108658</meta:creation-date>
    <dc:date>2023-07-10T16:58:00.342678412</dc:date>
    <meta:editing-duration>PT1H49M57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109" meta:character-count="645" meta:non-whitespace-character-count="541"/>
  </office:meta>
</office:document-meta>
</file>